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table:align="left" style:may-break-between-rows="true" style:writing-mode="lr-tb"/>
    </style:style>
    <style:style style:name="Таблица1.A" style:family="table-column">
      <style:table-column-properties style:column-width="1.5104in"/>
    </style:style>
    <style:style style:name="Таблица1.B" style:family="table-column">
      <style:table-column-properties style:column-width="5.4167in"/>
    </style:style>
    <style:style style:name="Таблица1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.10" style:family="table-row">
      <style:table-row-properties style:min-row-height="0.0521in"/>
    </style:style>
    <style:style style:name="Таблица1.11" style:family="table-row">
      <style:table-row-properties style:min-row-height="0.05in"/>
    </style:style>
    <style:style style:name="Таблица2" style:family="table">
      <style:table-properties style:width="6.9271in" fo:margin-left="0in" table:align="left" style:may-break-between-rows="true" style:writing-mode="lr-tb"/>
    </style:style>
    <style:style style:name="Таблица2.A" style:family="table-column">
      <style:table-column-properties style:column-width="1.4792in"/>
    </style:style>
    <style:style style:name="Таблица2.B" style:family="table-column">
      <style:table-column-properties style:column-width="5.4479in"/>
    </style:style>
    <style:style style:name="Таблица2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2.10" style:family="table-row">
      <style:table-row-properties style:min-row-height="0.0521in"/>
    </style:style>
    <style:style style:name="Таблица2.11" style:family="table-row">
      <style:table-row-properties style:min-row-height="0.05in"/>
    </style:style>
    <style:style style:name="Таблица3" style:family="table">
      <style:table-properties style:width="6.9271in" fo:margin-left="0in" table:align="left" style:may-break-between-rows="true" style:writing-mode="lr-tb"/>
    </style:style>
    <style:style style:name="Таблица3.A" style:family="table-column">
      <style:table-column-properties style:column-width="1.4792in"/>
    </style:style>
    <style:style style:name="Таблица3.B" style:family="table-column">
      <style:table-column-properties style:column-width="5.4479in"/>
    </style:style>
    <style:style style:name="Таблица3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3.6" style:family="table-row">
      <style:table-row-properties style:min-row-height="0.3646in"/>
    </style:style>
    <style:style style:name="Таблица4" style:family="table">
      <style:table-properties style:width="6.9271in" fo:margin-left="0in" table:align="left" style:may-break-between-rows="true" style:writing-mode="lr-tb"/>
    </style:style>
    <style:style style:name="Таблица4.A" style:family="table-column">
      <style:table-column-properties style:column-width="1.4792in"/>
    </style:style>
    <style:style style:name="Таблица4.B" style:family="table-column">
      <style:table-column-properties style:column-width="5.4479in"/>
    </style:style>
    <style:style style:name="Таблица4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4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4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4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4.6" style:family="table-row">
      <style:table-row-properties style:min-row-height="0.3646in"/>
    </style:style>
    <style:style style:name="Таблица4.9" style:family="table-row">
      <style:table-row-properties style:min-row-height="1.5625in"/>
    </style:style>
    <style:style style:name="Таблица5" style:family="table">
      <style:table-properties style:width="6.9271in" fo:margin-left="0in" table:align="left" style:may-break-between-rows="true" style:writing-mode="lr-tb"/>
    </style:style>
    <style:style style:name="Таблица5.A" style:family="table-column">
      <style:table-column-properties style:column-width="1.4792in"/>
    </style:style>
    <style:style style:name="Таблица5.B" style:family="table-column">
      <style:table-column-properties style:column-width="5.4479in"/>
    </style:style>
    <style:style style:name="Таблица5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5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5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5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6" style:family="table">
      <style:table-properties style:width="6.9271in" fo:margin-left="0in" table:align="left" style:may-break-between-rows="true" style:writing-mode="lr-tb"/>
    </style:style>
    <style:style style:name="Таблица6.A" style:family="table-column">
      <style:table-column-properties style:column-width="1.4792in"/>
    </style:style>
    <style:style style:name="Таблица6.B" style:family="table-column">
      <style:table-column-properties style:column-width="5.4479in"/>
    </style:style>
    <style:style style:name="Таблица6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6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6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6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7" style:family="table">
      <style:table-properties style:width="6.9271in" fo:margin-left="0in" table:align="left" style:may-break-between-rows="true" style:writing-mode="lr-tb"/>
    </style:style>
    <style:style style:name="Таблица7.A" style:family="table-column">
      <style:table-column-properties style:column-width="1.4792in"/>
    </style:style>
    <style:style style:name="Таблица7.B" style:family="table-column">
      <style:table-column-properties style:column-width="5.4479in"/>
    </style:style>
    <style:style style:name="Таблица7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7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7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7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7.9" style:family="table-row">
      <style:table-row-properties style:min-row-height="2.1889in"/>
    </style:style>
    <style:style style:name="Таблица7.10" style:family="table-row">
      <style:table-row-properties style:min-row-height="3.9285in"/>
    </style:style>
    <style:style style:name="Таблица7.11" style:family="table-row">
      <style:table-row-properties style:min-row-height="0.0521in"/>
    </style:style>
    <style:style style:name="Таблица9" style:family="table">
      <style:table-properties style:width="6.9271in" fo:margin-left="0in" table:align="left" style:may-break-between-rows="true" style:writing-mode="lr-tb"/>
    </style:style>
    <style:style style:name="Таблица9.A" style:family="table-column">
      <style:table-column-properties style:column-width="1.4792in"/>
    </style:style>
    <style:style style:name="Таблица9.B" style:family="table-column">
      <style:table-column-properties style:column-width="5.4479in"/>
    </style:style>
    <style:style style:name="Таблица9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9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9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9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9.13" style:family="table-row">
      <style:table-row-properties style:min-row-height="0.3979in"/>
    </style:style>
    <style:style style:name="Таблица9.A14" style:family="table-cell">
      <style:table-cell-properties fo:background-color="#ffffff" fo:padding="0.0382in" fo:border="none" fo:vertical-align="top">
        <style:background-image/>
      </style:table-cell-properties>
    </style:style>
    <style:style style:name="Таблица9.16" style:family="table-row">
      <style:table-row-properties style:min-row-height="0.1667in"/>
    </style:style>
    <style:style style:name="Таблица10" style:family="table">
      <style:table-properties style:width="6.9271in" fo:margin-left="0in" table:align="left" style:may-break-between-rows="true" style:writing-mode="lr-tb"/>
    </style:style>
    <style:style style:name="Таблица10.A" style:family="table-column">
      <style:table-column-properties style:column-width="1.4792in"/>
    </style:style>
    <style:style style:name="Таблица10.B" style:family="table-column">
      <style:table-column-properties style:column-width="5.4479in"/>
    </style:style>
    <style:style style:name="Таблица10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0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0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0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1" style:family="table">
      <style:table-properties style:width="6.9271in" fo:margin-left="0in" table:align="left" style:may-break-between-rows="true" style:writing-mode="lr-tb"/>
    </style:style>
    <style:style style:name="Таблица11.A" style:family="table-column">
      <style:table-column-properties style:column-width="1.4792in"/>
    </style:style>
    <style:style style:name="Таблица11.B" style:family="table-column">
      <style:table-column-properties style:column-width="5.4479in"/>
    </style:style>
    <style:style style:name="Таблица11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1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1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1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2" style:family="table">
      <style:table-properties style:width="6.9271in" fo:margin-left="0in" table:align="left" style:may-break-between-rows="true" style:writing-mode="lr-tb"/>
    </style:style>
    <style:style style:name="Таблица12.A" style:family="table-column">
      <style:table-column-properties style:column-width="1.4792in"/>
    </style:style>
    <style:style style:name="Таблица12.B" style:family="table-column">
      <style:table-column-properties style:column-width="5.4479in"/>
    </style:style>
    <style:style style:name="Таблица12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2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2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2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.25in" style:auto-text-indent="false"/>
    </style:style>
    <style:style style:name="P8" style:family="paragraph" style:parent-style-name="Standard">
      <style:paragraph-properties fo:line-height="100%" fo:text-align="start" style:justify-single-word="false"/>
    </style:style>
    <style:style style:name="P9" style:family="paragraph" style:parent-style-name="Standard" style:list-style-name="L25">
      <style:paragraph-properties fo:line-height="100%" fo:text-align="start" style:justify-single-word="false"/>
    </style:style>
    <style:style style:name="P10" style:family="paragraph" style:parent-style-name="Standard" style:list-style-name="L40">
      <style:paragraph-properties fo:line-height="100%" fo:text-align="start" style:justify-single-word="false"/>
    </style:style>
    <style:style style:name="P11" style:family="paragraph" style:parent-style-name="Standard" style:list-style-name="L42">
      <style:paragraph-properties fo:line-height="100%" fo:text-align="start" style:justify-single-word="false"/>
    </style:style>
    <style:style style:name="P12" style:family="paragraph" style:parent-style-name="Standard" style:list-style-name="L19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21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22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23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24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26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27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32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33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 style:list-style-name="L34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 style:list-style-name="L35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 style:list-style-name="L36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4" style:family="paragraph" style:parent-style-name="Standard" style:list-style-name="L37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38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6" style:family="paragraph" style:parent-style-name="Standard" style:list-style-name="L39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7" style:family="paragraph" style:parent-style-name="Standard" style:list-style-name="L42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bold" fo:background-color="transparent" style:font-name-asian="Times New Roman" style:font-name-complex="Times New Roman"/>
    </style:style>
    <style:style style:name="P30" style:family="paragraph" style:parent-style-name="Standard">
      <style:paragraph-properties fo:line-height="100%" fo:text-align="start" style:justify-single-word="false"/>
      <style:text-properties fo:language="ru" fo:country="RU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32" style:family="paragraph" style:parent-style-name="Standard" style:list-style-name="L31">
      <style:paragraph-properties fo:line-height="100%" fo:text-align="start" style:justify-single-word="false"/>
      <style:text-properties style:font-name="Times New Roman1"/>
    </style:style>
    <style:style style:name="P33" style:family="paragraph" style:parent-style-name="Standard" style:list-style-name="L30">
      <style:paragraph-properties fo:line-height="100%" fo:text-align="start" style:justify-single-word="false"/>
      <style:text-properties style:font-name="Times New Roman1" fo:font-size="12pt" style:font-size-asian="12pt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 style:list-style-name="L6">
      <style:paragraph-properties fo:margin-left="-0.25in" fo:margin-right="0in" fo:line-height="100%" fo:text-align="start" style:justify-single-word="false" fo:text-indent="0.25in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7" style:family="paragraph" style:parent-style-name="Standard" style:list-style-name="L9">
      <style:paragraph-properties fo:margin-left="-0.25in" fo:margin-right="0in" fo:line-height="100%" fo:text-align="start" style:justify-single-word="false" fo:text-indent="0.25in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T5" style:family="text">
      <style:text-properties fo:color="#000000" style:font-name="Times New Roman" fo:font-size="12pt" fo:language="en" fo:country="US" fo:font-weight="normal" fo:background-color="transparent" style:font-name-asian="Times New Roman" style:font-name-complex="Times New Roman"/>
    </style:style>
    <style:style style:name="T6" style:family="text"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T7" style:family="text">
      <style:text-properties fo:color="#000000" style:font-name="Times New Roman" fo:font-size="12pt" fo:language="ru" fo:country="RU" fo:font-weight="normal" fo:background-color="transparent" style:font-name-asian="Times New Roman" style:font-size-asian="12pt" style:font-name-complex="Times New Roman" style:font-size-complex="12pt"/>
    </style:style>
    <style:style style:name="T8" style:family="text">
      <style:text-properties fo:color="#000000" style:font-name="Times New Roman" fo:font-weight="normal" fo:background-color="transparent" style:font-name-asian="Times New Roman" style:font-name-complex="Times New Roman"/>
    </style:style>
    <style:style style:name="T9" style:family="text">
      <style:text-properties fo:color="#000000" style:font-name="Times New Roman" fo:language="ru" fo:country="RU" fo:font-weight="normal" fo:background-color="transparent" style:font-name-asian="Times New Roman" style:font-name-complex="Times New Roman"/>
    </style:style>
    <style:style style:name="T10" style:family="text">
      <style:text-properties fo:color="#000000" fo:font-size="12pt" fo:font-weight="normal" fo:background-color="transparent" style:font-name-asian="Times New Roman" style:font-name-complex="Times New Roman"/>
    </style:style>
    <style:style style:name="T11" style:family="text">
      <style:text-properties fo:color="#000000" fo:font-size="12pt" fo:font-weight="normal" fo:background-color="transparent" style:font-name-asian="Times New Roman" style:font-size-asian="12pt" style:font-name-complex="Times New Roman" style:font-size-complex="12pt"/>
    </style:style>
    <style:style style:name="T12" style:family="text">
      <style:text-properties fo:color="#000000" fo:font-size="12pt" fo:language="ru" fo:country="RU" fo:font-weight="normal" fo:background-color="transparent" style:font-name-asian="Times New Roman" style:font-size-asian="12pt" style:font-name-complex="Times New Roman" style:font-size-complex="12pt"/>
    </style:style>
    <style:style style:name="T13" style:family="text">
      <style:text-properties fo:color="#000000" fo:font-weight="normal" fo:background-color="transparent" style:font-name-asian="Times New Roman" style:font-name-complex="Times New Roman"/>
    </style:style>
    <style:style style:name="T14" style:family="text">
      <style:text-properties fo:color="#000000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style:font-name="Times New Roman"/>
    </style:style>
    <style:style style:name="T18" style:family="text">
      <style:text-properties fo:font-size="12pt"/>
    </style:style>
    <style:style style:name="T19" style:family="text">
      <style:text-properties fo:font-weight="normal"/>
    </style:style>
    <style:style style:name="T20" style:family="text">
      <style:text-properties fo:background-color="transparent"/>
    </style:style>
    <style:style style:name="T21" style:family="text">
      <style:text-properties style:font-name-asian="Times New Roman"/>
    </style:style>
    <style:style style:name="T22" style:family="text">
      <style:text-properties style:font-name-complex="Times New Roman"/>
    </style:style>
    <style:style style:name="T23" style:family="text">
      <style:text-properties fo:font-weight="bold"/>
    </style:style>
    <text:list-style style:name="L1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5. </text:span><text:span text:style-name="T2">Работа с базой вакансий: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Use case</text:p>
          </table:table-cell>
          <table:table-cell table:style-name="Таблица1.B1" office:value-type="string">
            <text:p text:style-name="P5">Создание одной вакансии</text:p>
          </table:table-cell>
        </table:table-row>
        <table:table-row>
          <table:table-cell table:style-name="Таблица1.A2" office:value-type="string">
            <text:p text:style-name="P5">Id</text:p>
          </table:table-cell>
          <table:table-cell table:style-name="Таблица1.B2" office:value-type="string">
            <text:p text:style-name="P6">НR-5.1</text:p>
          </table:table-cell>
        </table:table-row>
        <table:table-row>
          <table:table-cell table:style-name="Таблица1.A2" office:value-type="string">
            <text:p text:style-name="P5">Description</text:p>
          </table:table-cell>
          <table:table-cell table:style-name="Таблица1.B2" office:value-type="string">
            <text:p text:style-name="P6">Добавление новой вакансии в базу. Внесение актуальных данных касательно вакансии.</text:p>
          </table:table-cell>
        </table:table-row>
        <table:table-row>
          <table:table-cell table:style-name="Таблица1.A2" office:value-type="string">
            <text:p text:style-name="P5">Level</text:p>
          </table:table-cell>
          <table:table-cell table:style-name="Таблица1.B2" office:value-type="string">
            <text:p text:style-name="P6">Пользовательская цель</text:p>
          </table:table-cell>
        </table:table-row>
        <table:table-row>
          <table:table-cell table:style-name="Таблица1.A2" office:value-type="string">
            <text:p text:style-name="P5">Actors</text:p>
          </table:table-cell>
          <table:table-cell table:style-name="Таблица1.B2" office:value-type="string">
            <text:p text:style-name="P6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5">Pre-Conditions</text:p>
          </table:table-cell>
          <table:table-cell table:style-name="Таблица1.B2" office:value-type="string">
            <text:p text:style-name="P6">Пользователь имеет права на создание новой вакансии согласно назначенной роли</text:p>
          </table:table-cell>
        </table:table-row>
        <table:table-row>
          <table:table-cell table:style-name="Таблица1.A2" office:value-type="string">
            <text:p text:style-name="P5">Post Conditions</text:p>
          </table:table-cell>
          <table:table-cell table:style-name="Таблица1.B2" office:value-type="string">
            <text:p text:style-name="P6">Новая вакансия внесена в базу</text:p>
          </table:table-cell>
        </table:table-row>
        <table:table-row>
          <table:table-cell table:style-name="Таблица1.A2" office:value-type="string">
            <text:p text:style-name="P5">Trigger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Main Success Scenario</text:p>
          </table:table-cell>
          <table:table-cell table:style-name="Таблица1.B2" office:value-type="string">
            <text:p text:style-name="P2"><text:span text:style-name="T3">1. </text:span><text:span text:style-name="T3">Актер запрашивает страницу с формой для создании новой вакансии.</text:span></text:p>
            <text:p text:style-name="P2"><text:span text:style-name="T3">2. </text:span><text:span text:style-name="T3">Система предоставляет страницу с формой для создании новой вакансии.</text:span></text:p>
            <text:p text:style-name="P2"><text:span text:style-name="T3">3. </text:span><text:span text:style-name="T3">Актер вводит данные новой вакансии.</text:span></text:p>
            <text:p text:style-name="P2"><text:span text:style-name="T3">4. </text:span><text:span text:style-name="T3">Актер запрашивает сохранение новой вакансии.</text:span></text:p>
            <text:p text:style-name="P2"><text:span text:style-name="T3">5. Система проверяет заполненность всех обязательных полей.</text:span></text:p>
            <text:p text:style-name="P2"><text:span text:style-name="T3">6. Система проверяет валидность введенных данных.</text:span></text:p>
            <text:p text:style-name="P2"><text:span text:style-name="T3">7. Система сохраняет вакансию в базу. </text:span></text:p>
            <text:p text:style-name="P2"><text:span text:style-name="T3">8. Система выдает сообщения о успешном добавлении вакансии.</text:span></text:p>
          </table:table-cell>
        </table:table-row>
        <table:table-row table:style-name="Таблица1.10">
          <table:table-cell table:style-name="Таблица1.A2" office:value-type="string">
            <text:p text:style-name="P5">Extensions</text:p>
          </table:table-cell>
          <table:table-cell table:style-name="Таблица1.B2" office:value-type="string">
            <text:p text:style-name="P2"><text:span text:style-name="T3">4</text:span><text:span text:style-name="T3">а. Актер отменяет сохранение введенных данных:</text:span></text:p>
            <text:list xml:id="list36265122" text:style-name="L19">
              <text:list-item>
                <text:p text:style-name="P12">Актер запрашивает закрытие формы без предварительного сохранения введенных данных;</text:p>
              </text:list-item>
              <text:list-item>
                <text:p text:style-name="P12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2">Актер подтверждает закрытие формы без сохранение введенных данных;</text:p>
              </text:list-item>
              <text:list-item>
                <text:p text:style-name="P12">Система закрывает форму без сохраниния новой вакансии</text:p>
              </text:list-item>
            </text:list>
            <text:p text:style-name="P2"><text:span text:style-name="T3">4b. </text:span><text:span text:style-name="T3">В базе данных уже существует такая вакансия</text:span></text:p>
            <text:list xml:id="list36306104" text:style-name="L21">
              <text:list-item>
                <text:p text:style-name="P13">Система выдает предупреждение о том, что такя вакансия уже существует в базе данных и предлагает продолжить сохранение или отменить сохранение;</text:p>
              </text:list-item>
            </text:list>
            <text:p text:style-name="P2"><text:span text:style-name="T3">5</text:span><text:span text:style-name="T3">а. Не заполнены обязательные поля:</text:span></text:p>
            <text:list xml:id="list36329963" text:style-name="L22">
              <text:list-item>
                <text:p text:style-name="P14">Система выдает предупреждение о том, что не все обязательные поля заполнены;</text:p>
              </text:list-item>
              <text:list-item>
                <text:p text:style-name="P14">Система подсвечивает незаполненные обязательные поля;</text:p>
              </text:list-item>
              <text:list-item>
                <text:p text:style-name="P14">Система возвращает актеру форму для ввода данных;</text:p>
              </text:list-item>
              <text:list-item>
                <text:p text:style-name="P14">См. п. 4</text:p>
              </text:list-item>
            </text:list>
            <text:p text:style-name="P2"><text:span text:style-name="T3">6</text:span><text:span text:style-name="T3">а. Поля заполнены некорректно:</text:span></text:p>
            <text:list xml:id="list36318550" text:style-name="L23">
              <text:list-item>
                <text:p text:style-name="P15">Система выдает предупреждение о том, что поля заполнены некорректно;</text:p>
              </text:list-item>
              <text:list-item>
                <text:p text:style-name="P15">Система подсвечивает некорректно заполненные поля;</text:p>
              </text:list-item>
              <text:list-item>
                <text:p text:style-name="P15">Система возвращает актеру форму для ввода данных;</text:p>
              </text:list-item>
              <text:list-item>
                <text:p text:style-name="P15">Актер редактирует введенные данные;</text:p>
              </text:list-item>
              <text:list-item>
                <text:p text:style-name="P15"><text:soft-page-break/>См. п. 4</text:p>
              </text:list-item>
            </text:list>
          </table:table-cell>
        </table:table-row>
        <table:table-row table:style-name="Таблица1.11">
          <table:table-cell table:style-name="Таблица1.A2" office:value-type="string">
            <text:p text:style-name="P5">Variations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Frequency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Assumptions</text:p>
          </table:table-cell>
          <table:table-cell table:style-name="Таблица1.B2" office:value-type="string">
            <text:p text:style-name="P4"/>
          </table:table-cell>
        </table:table-row>
      </table:table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Use case</text:p>
          </table:table-cell>
          <table:table-cell table:style-name="Таблица2.B1" office:value-type="string">
            <text:p text:style-name="P5">Создание аналогичных вакансий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string">
            <text:p text:style-name="P6">НR-5.2</text:p>
          </table:table-cell>
        </table:table-row>
        <table:table-row>
          <table:table-cell table:style-name="Таблица2.A2" office:value-type="string">
            <text:p text:style-name="P5">Description</text:p>
          </table:table-cell>
          <table:table-cell table:style-name="Таблица2.B2" office:value-type="string">
            <text:p text:style-name="P6">Добавление аналогичных вакансий в базу</text:p>
          </table:table-cell>
        </table:table-row>
        <table:table-row>
          <table:table-cell table:style-name="Таблица2.A2" office:value-type="string">
            <text:p text:style-name="P5">Level</text:p>
          </table:table-cell>
          <table:table-cell table:style-name="Таблица2.B2" office:value-type="string">
            <text:p text:style-name="P6">Пользовательская цель</text:p>
          </table:table-cell>
        </table:table-row>
        <table:table-row>
          <table:table-cell table:style-name="Таблица2.A2" office:value-type="string">
            <text:p text:style-name="P5">Actors</text:p>
          </table:table-cell>
          <table:table-cell table:style-name="Таблица2.B2" office:value-type="string">
            <text:p text:style-name="P6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5">Pre-Conditions</text:p>
          </table:table-cell>
          <table:table-cell table:style-name="Таблица2.B2" office:value-type="string">
            <text:p text:style-name="P6">Пользователь имеет права на создание новой вакансии согласно назначенной роли</text:p>
          </table:table-cell>
        </table:table-row>
        <table:table-row>
          <table:table-cell table:style-name="Таблица2.A2" office:value-type="string">
            <text:p text:style-name="P5">Post Conditions</text:p>
          </table:table-cell>
          <table:table-cell table:style-name="Таблица2.B2" office:value-type="string">
            <text:p text:style-name="P6">Созданы связанные по определенным свойствам вакансии</text:p>
          </table:table-cell>
        </table:table-row>
        <table:table-row>
          <table:table-cell table:style-name="Таблица2.A2" office:value-type="string">
            <text:p text:style-name="P5">Trigger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">Main Success Scenario</text:p>
          </table:table-cell>
          <table:table-cell table:style-name="Таблица2.B2" office:value-type="string">
            <text:p text:style-name="P2"><text:span text:style-name="T3">1. </text:span><text:span text:style-name="T3">Актер запрашивает страницу с формой для создании новой вакансии.</text:span></text:p>
            <text:p text:style-name="P2"><text:span text:style-name="T3">2. </text:span><text:span text:style-name="T3">Система предоставляет страницу с формой для создании новой вакансии.</text:span></text:p>
            <text:p text:style-name="P2"><text:span text:style-name="T3">3. Актер вводит данные новой вакансии.</text:span></text:p>
            <text:p text:style-name="P2"><text:span text:style-name="T3">4. Актер отмечает вакансию как «мастер-вакансию» и указывает необходимое количество дочерних вакансий.</text:span></text:p>
            <text:p text:style-name="P2"><text:span text:style-name="T3">5. Актер запрашивает сохранение вакансии.</text:span></text:p>
            <text:p text:style-name="P2"><text:span text:style-name="T3">6. </text:span><text:span text:style-name="T3">Система проверяет заполненность всех обязательных полей.</text:span></text:p>
            <text:p text:style-name="P2"><text:span text:style-name="T3">7. </text:span><text:span text:style-name="T3">Система проверяет валидность введенных данных.</text:span></text:p>
            <text:p text:style-name="P2"><text:span text:style-name="T3">8. Система производит сохранение <text:s/></text:span><text:span text:style-name="T6">в базу «мастер-вакансии», создание и сохранение в базу указанного количества дочерних вакансий</text:span><text:span text:style-name="T3">.</text:span></text:p>
            <text:p text:style-name="P2"><text:span text:style-name="T3">9. Система выдает сообщения о успешном сохранении <text:s/></text:span><text:span text:style-name="T6">«мастер-вакансии» и указаного количества дочерних вакансий</text:span><text:span text:style-name="T3">. </text:span></text:p>
          </table:table-cell>
        </table:table-row>
        <table:table-row table:style-name="Таблица2.10">
          <table:table-cell table:style-name="Таблица2.A2" office:value-type="string">
            <text:p text:style-name="P5">Extensions</text:p>
          </table:table-cell>
          <table:table-cell table:style-name="Таблица2.B2" office:value-type="string">
            <text:p text:style-name="P2"><text:span text:style-name="T3">4</text:span><text:span text:style-name="T3">а. Актер отменяет сохранение введенных данных:</text:span></text:p>
            <text:list xml:id="list36450710" text:style-name="L24">
              <text:list-item>
                <text:p text:style-name="P16">Актер запрашивает закрытие формы без предварительного сохранения введенных данных;</text:p>
              </text:list-item>
              <text:list-item>
                <text:p text:style-name="P16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6">Актер подтверждает закрытие формы без сохранение введенных данных;</text:p>
              </text:list-item>
              <text:list-item>
                <text:p text:style-name="P16">Система закрывает форму без сохраниния новой вакансии</text:p>
              </text:list-item>
            </text:list>
            <text:p text:style-name="P2"><text:span text:style-name="T3"/></text:p>
            <text:p text:style-name="P2"><text:span text:style-name="T3">4b. В базе данных уже существует такая вакансия</text:span></text:p>
            <text:list xml:id="list36440641" text:style-name="L25">
              <text:list-item>
                <text:p text:style-name="P9"><text:span text:style-name="T3">Система выдает предупреждение о том, что такя вакансия уже существует в базе данных и предлагает продолжить сохранение или отменить сохранение;</text:span></text:p>
              </text:list-item>
            </text:list>
            <text:p text:style-name="P2"><text:span text:style-name="T3">5</text:span><text:span text:style-name="T3">а. Не заполнены обязательные поля:</text:span></text:p>
            <text:list xml:id="list36450493" text:style-name="L27">
              <text:list-item>
                <text:p text:style-name="P18">Система выдает предупреждение о том, что не все обязательные <text:soft-page-break/>поля заполнены;</text:p>
              </text:list-item>
              <text:list-item>
                <text:p text:style-name="P18">Система подсвечивает незаполненные обязательные поля;</text:p>
              </text:list-item>
              <text:list-item>
                <text:p text:style-name="P18">Система возвращает актеру форму для ввода данных;</text:p>
              </text:list-item>
              <text:list-item>
                <text:p text:style-name="P18">См. п. 5</text:p>
              </text:list-item>
            </text:list>
            <text:p text:style-name="P2"><text:span text:style-name="T3">6</text:span><text:span text:style-name="T3">а. Поля заполнены некорректно:</text:span></text:p>
            <text:list xml:id="list36443359" text:style-name="L26">
              <text:list-item>
                <text:p text:style-name="P17">Система выдает предупреждение о том, что поля заполнены некорректно;</text:p>
              </text:list-item>
              <text:list-item>
                <text:p text:style-name="P17">Система подсвечивает некорректно заполненные поля;</text:p>
              </text:list-item>
              <text:list-item>
                <text:p text:style-name="P17">Система возвращает актеру форму для ввода данных;</text:p>
              </text:list-item>
              <text:list-item>
                <text:p text:style-name="P17">Актер редактирует введенные данные;</text:p>
              </text:list-item>
              <text:list-item>
                <text:p text:style-name="P17">См. п. 5</text:p>
              </text:list-item>
            </text:list>
            <text:p text:style-name="P4"/>
          </table:table-cell>
        </table:table-row>
        <table:table-row table:style-name="Таблица2.11">
          <table:table-cell table:style-name="Таблица2.A2" office:value-type="string">
            <text:p text:style-name="P5">Variations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">Frequency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">Assumptions</text:p>
          </table:table-cell>
          <table:table-cell table:style-name="Таблица2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">Use case</text:p>
          </table:table-cell>
          <table:table-cell table:style-name="Таблица3.B1" office:value-type="string">
            <text:p text:style-name="P5">Добавление <text:s/>кандидатов к вакансии со страницы создания вакансии</text:p>
          </table:table-cell>
        </table:table-row>
        <table:table-row>
          <table:table-cell table:style-name="Таблица3.A2" office:value-type="string">
            <text:p text:style-name="P5">Id</text:p>
          </table:table-cell>
          <table:table-cell table:style-name="Таблица3.B2" office:value-type="string">
            <text:p text:style-name="P6">НR-5.3</text:p>
          </table:table-cell>
        </table:table-row>
        <table:table-row>
          <table:table-cell table:style-name="Таблица3.A2" office:value-type="string">
            <text:p text:style-name="P5">Description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Level</text:p>
          </table:table-cell>
          <table:table-cell table:style-name="Таблица3.B2" office:value-type="string">
            <text:p text:style-name="P6">Пользовательская цель</text:p>
          </table:table-cell>
        </table:table-row>
        <table:table-row>
          <table:table-cell table:style-name="Таблица3.A2" office:value-type="string">
            <text:p text:style-name="P5">Actors</text:p>
          </table:table-cell>
          <table:table-cell table:style-name="Таблица3.B2" office:value-type="string">
            <text:p text:style-name="P6">Менеджер, Рекрутер, Фрилансер </text:p>
          </table:table-cell>
        </table:table-row>
        <table:table-row table:style-name="Таблица3.6">
          <table:table-cell table:style-name="Таблица3.A2" office:value-type="string">
            <text:p text:style-name="P5">Pre-Conditions</text:p>
          </table:table-cell>
          <table:table-cell table:style-name="Таблица3.B2" office:value-type="string">
            <text:p text:style-name="P6">Пользователь имеет права на создание новой вакансии, нового кандидата и на добавления кандидата к вакансии согласно назначенной роли. Открыта страница создания вакансии</text:p>
          </table:table-cell>
        </table:table-row>
        <table:table-row>
          <table:table-cell table:style-name="Таблица3.A2" office:value-type="string">
            <text:p text:style-name="P5">Post Conditions</text:p>
          </table:table-cell>
          <table:table-cell table:style-name="Таблица3.B2" office:value-type="string">
            <text:p text:style-name="P6">Кандидат прикреплен к вакансии</text:p>
          </table:table-cell>
        </table:table-row>
        <table:table-row>
          <table:table-cell table:style-name="Таблица3.A2" office:value-type="string">
            <text:p text:style-name="P5">Trigger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Main Success Scenario</text:p>
          </table:table-cell>
          <table:table-cell table:style-name="Таблица3.B2" office:value-type="string">
            <text:p text:style-name="P2"><text:span text:style-name="T6">1. Актер производит создание новой вакансии согласно юзкейса </text:span><text:span text:style-name="T5">HR-5.1</text:span></text:p>
            <text:p text:style-name="P2"><text:span text:style-name="T6">2</text:span><text:span text:style-name="T3">. Актер выбирает способ добавление кандидата к вакансии (</text:span><text:span text:style-name="T6">добавление нового кандидата</text:span><text:span text:style-name="T3">);</text:span></text:p>
            <text:p text:style-name="P2"><text:span text:style-name="T3">3. Система предоставляет </text:span><text:span text:style-name="T6">актеру</text:span><text:span text:style-name="T3"> форму добавления кандидата;</text:span></text:p>
            <text:p text:style-name="P30"><text:span text:style-name="T3">4. Актер производит процедуру создания нового кандидата согласно <text:s text:c="2"/>юзкейсам НР-3.1, <text:s/>НР-3.2 или <text:s/>НР-3.3</text:span></text:p>
            <text:p text:style-name="P2"><text:span text:style-name="T6">5</text:span><text:span text:style-name="T3"> Актер </text:span><text:span text:style-name="T6">запрашивает сохранение нового кандидата в базу и добавление его к вакансии;</text:span></text:p>
            <text:p text:style-name="P2"><text:span text:style-name="T3">5. Система </text:span><text:span text:style-name="T6">производит добавление </text:span><text:span text:style-name="T3">кандидата к вакансии <text:s/></text:span><text:span text:style-name="T6">и устанавливает ему начальный статус, заданный по умолчанию;</text:span></text:p>
            <text:p text:style-name="P2"><text:span text:style-name="T6">6. Система выдает уведомление об успешном прикреплении созданного кандидата к <text:s/>вакансии;</text:span></text:p>
            <text:p text:style-name="P2"><text:span text:style-name="T6">7. Система возвращает актеру страницу создания вакансии</text:span></text:p>
          </table:table-cell>
        </table:table-row>
        <table:table-row>
          <table:table-cell table:style-name="Таблица3.A2" office:value-type="string">
            <text:p text:style-name="P5">Extensions</text:p>
          </table:table-cell>
          <table:table-cell table:style-name="Таблица3.B2" office:value-type="string">
            <text:p text:style-name="P2"><text:span text:style-name="T3">2а. Прикрепление к вакансии существующих кандидатов:</text:span></text:p>
            <text:list xml:id="list36710938" text:style-name="L30">
              <text:list-item>
                <text:p text:style-name="P33"><text:span text:style-name="T13">Система предоставляет актеру страницу поиска кандидатов;</text:span></text:p>
              </text:list-item>
              <text:list-item>
                <text:p text:style-name="P33"><text:soft-page-break/><text:span text:style-name="T13">Актер производит поиск по внутренней базе кандидатов согласно юзкейса HP-4.1;</text:span></text:p>
              </text:list-item>
              <text:list-item>
                <text:p text:style-name="P33"><text:span text:style-name="T13">Актер отмечает нужных кандидатов и запрашивает их прикрепление к вакансии;</text:span></text:p>
              </text:list-item>
              <text:list-item>
                <text:p text:style-name="P33"><text:span text:style-name="T13">Система производит прикрепление выбранных кандидатов к вакансии </text:span><text:span text:style-name="T8"><text:s/></text:span><text:span text:style-name="T9">и устанавливает им начальный статус, заданный по умолчанию;</text:span></text:p>
              </text:list-item>
              <text:list-item>
                <text:p text:style-name="P33"><text:span text:style-name="T13">Система выдает сообщение об успешном прикреплении кандидатов к вакании и возвращает актеру страницу с формой создания вакансии.</text:span></text:p>
              </text:list-item>
            </text:list>
            <text:p text:style-name="P2"/>
          </table:table-cell>
        </table:table-row>
        <table:table-row>
          <table:table-cell table:style-name="Таблица3.A2" office:value-type="string">
            <text:p text:style-name="P5">Variations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Frequency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Assumptions</text:p>
          </table:table-cell>
          <table:table-cell table:style-name="Таблица3.B2" office:value-type="string">
            <text:p text:style-name="P4"/>
          </table:table-cell>
        </table:table-row>
      </table:table>
      <text:p text:style-name="P4"/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">Use case</text:p>
          </table:table-cell>
          <table:table-cell table:style-name="Таблица4.B1" office:value-type="string">
            <text:p text:style-name="P5">Добавление кандидатов к вакансии со страницы профиля вакансии</text:p>
          </table:table-cell>
        </table:table-row>
        <table:table-row>
          <table:table-cell table:style-name="Таблица4.A2" office:value-type="string">
            <text:p text:style-name="P5">Id</text:p>
          </table:table-cell>
          <table:table-cell table:style-name="Таблица4.B2" office:value-type="string">
            <text:p text:style-name="P6">НR-5.4</text:p>
          </table:table-cell>
        </table:table-row>
        <table:table-row>
          <table:table-cell table:style-name="Таблица4.A2" office:value-type="string">
            <text:p text:style-name="P5">Description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5">Level</text:p>
          </table:table-cell>
          <table:table-cell table:style-name="Таблица4.B2" office:value-type="string">
            <text:p text:style-name="P6">Пользовательская цель</text:p>
          </table:table-cell>
        </table:table-row>
        <table:table-row>
          <table:table-cell table:style-name="Таблица4.A2" office:value-type="string">
            <text:p text:style-name="P5">Actors</text:p>
          </table:table-cell>
          <table:table-cell table:style-name="Таблица4.B2" office:value-type="string">
            <text:p text:style-name="P6">Менеджер, Рекрутер, Фрилансер </text:p>
          </table:table-cell>
        </table:table-row>
        <table:table-row table:style-name="Таблица4.6">
          <table:table-cell table:style-name="Таблица4.A2" office:value-type="string">
            <text:p text:style-name="P5">Pre-Conditions</text:p>
          </table:table-cell>
          <table:table-cell table:style-name="Таблица4.B2" office:value-type="string">
            <text:p text:style-name="P6">Пользователь имеет права на создание новой вакансии, нового кандидата и на добавления кандидата к вакансии согласно назначенной роли. Открыта страница профиля вакансии</text:p>
          </table:table-cell>
        </table:table-row>
        <table:table-row>
          <table:table-cell table:style-name="Таблица4.A2" office:value-type="string">
            <text:p text:style-name="P5">Post Conditions</text:p>
          </table:table-cell>
          <table:table-cell table:style-name="Таблица4.B2" office:value-type="string">
            <text:p text:style-name="P6">Кандидат прикреплен к вакансии</text:p>
          </table:table-cell>
        </table:table-row>
        <table:table-row>
          <table:table-cell table:style-name="Таблица4.A2" office:value-type="string">
            <text:p text:style-name="P5">Trigger</text:p>
          </table:table-cell>
          <table:table-cell table:style-name="Таблица4.B2" office:value-type="string">
            <text:p text:style-name="P4"/>
          </table:table-cell>
        </table:table-row>
        <table:table-row table:style-name="Таблица4.9">
          <table:table-cell table:style-name="Таблица4.A2" office:value-type="string">
            <text:p text:style-name="P5">Main Success Scenario</text:p>
          </table:table-cell>
          <table:table-cell table:style-name="Таблица4.B2" office:value-type="string">
            <text:p text:style-name="P2"><text:span text:style-name="T6">1</text:span><text:span text:style-name="T3">. Актер выбирает способ добавление кандидата к вакансии (</text:span><text:span text:style-name="T6">добавление нового кандидата</text:span><text:span text:style-name="T3">);</text:span></text:p>
            <text:p text:style-name="P2"><text:span text:style-name="T3">2. Система предоставляет </text:span><text:span text:style-name="T6">актеру</text:span><text:span text:style-name="T3"> форму добавления кандидата;</text:span></text:p>
            <text:p text:style-name="P30"><text:span text:style-name="T3">4. Актер производит процедуру создания нового кандидата согласно <text:s text:c="2"/>юзкейсам НР-3.1, <text:s/>НР-3.2 или <text:s/>НР-3.3</text:span></text:p>
            <text:p text:style-name="P2"><text:span text:style-name="T6">3</text:span><text:span text:style-name="T3"> Актер </text:span><text:span text:style-name="T6">запрашивает сохранение нового кандидата в базу и добавление его к вакансии;</text:span></text:p>
            <text:p text:style-name="P2"><text:span text:style-name="T3">4. Система </text:span><text:span text:style-name="T6">производит добавление </text:span><text:span text:style-name="T3">кандидата к вакансии <text:s/></text:span><text:span text:style-name="T6">и устанавливает ему начальный статус, заданный по умолчанию;</text:span></text:p>
            <text:p text:style-name="P2"><text:span text:style-name="T6">5. Система выдает уведомление об успешном прикреплении созданного кандидата к <text:s/>вакансии;</text:span></text:p>
            <text:p text:style-name="P2"><text:span text:style-name="T6">5. Система возвращает актеру страницу профиля вакансии</text:span></text:p>
          </table:table-cell>
        </table:table-row>
        <table:table-row>
          <table:table-cell table:style-name="Таблица4.A2" office:value-type="string">
            <text:p text:style-name="P29">Extensions</text:p>
          </table:table-cell>
          <table:table-cell table:style-name="Таблица4.B2" office:value-type="string">
            <text:p text:style-name="P31"><text:span text:style-name="T10">2а. Прикрепление к вакансии существующих кандидатов:</text:span></text:p>
            <text:list xml:id="list37191366" text:style-name="L31">
              <text:list-item>
                <text:p text:style-name="P32"><text:span text:style-name="T11">Система предоставляет актеру страницу поиска кандидатов;</text:span></text:p>
              </text:list-item>
              <text:list-item>
                <text:p text:style-name="P32"><text:span text:style-name="T11">Актер производит поиск по внутренней базе кандидатов согласно юзкейса HP-4.1;</text:span></text:p>
              </text:list-item>
              <text:list-item>
                <text:p text:style-name="P32"><text:span text:style-name="T11">Актер отмечает нужных кандидатов и запрашивает их </text:span><text:soft-page-break/><text:span text:style-name="T11">прикрепление к вакансии;</text:span></text:p>
              </text:list-item>
              <text:list-item>
                <text:p text:style-name="P32"><text:span text:style-name="T11">Система производит прикрепление выбранных кандидатов к вакансии </text:span><text:span text:style-name="T11"><text:s/></text:span><text:span text:style-name="T12">и устанавливает им начальный статус, заданный по умолчанию;</text:span></text:p>
              </text:list-item>
              <text:list-item>
                <text:p text:style-name="P32"><text:span text:style-name="T11">Система выдает сообщение об успешном прикреплении кандидатов к вакании и возвращает актеру страницу профиля вакансии.</text:span>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5">Variations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5">Frequency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5">Assumptions</text:p>
          </table:table-cell>
          <table:table-cell table:style-name="Таблица4.B2" office:value-type="string">
            <text:p text:style-name="P4"/>
          </table:table-cell>
        </table:table-row>
      </table:table>
      <text:p text:style-name="P4"/>
      <text:p text:style-name="P3"/>
      <text:p text:style-name="P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Use case</text:p>
          </table:table-cell>
          <table:table-cell table:style-name="Таблица5.B1" office:value-type="string">
            <text:p text:style-name="P5">Поиск вакансии по базе</text:p>
          </table:table-cell>
        </table:table-row>
        <table:table-row>
          <table:table-cell table:style-name="Таблица5.A2" office:value-type="string">
            <text:p text:style-name="P5">Id</text:p>
          </table:table-cell>
          <table:table-cell table:style-name="Таблица5.B2" office:value-type="string">
            <text:p text:style-name="P6">НR-5.5</text:p>
          </table:table-cell>
        </table:table-row>
        <table:table-row>
          <table:table-cell table:style-name="Таблица5.A2" office:value-type="string">
            <text:p text:style-name="P5">Description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Level</text:p>
          </table:table-cell>
          <table:table-cell table:style-name="Таблица5.B2" office:value-type="string">
            <text:p text:style-name="P6">Пользовательская цель</text:p>
          </table:table-cell>
        </table:table-row>
        <table:table-row>
          <table:table-cell table:style-name="Таблица5.A2" office:value-type="string">
            <text:p text:style-name="P5">Actors</text:p>
          </table:table-cell>
          <table:table-cell table:style-name="Таблица5.B2" office:value-type="string">
            <text:p text:style-name="P6">Менеджер, Рекрутер Фрилансер (только внесенные им вакансии)</text:p>
          </table:table-cell>
        </table:table-row>
        <table:table-row>
          <table:table-cell table:style-name="Таблица5.A2" office:value-type="string">
            <text:p text:style-name="P5">Pre-Conditions</text:p>
          </table:table-cell>
          <table:table-cell table:style-name="Таблица5.B2" office:value-type="string">
            <text:p text:style-name="P6">Пользователь имеет права на просмотр списка вакансий согласно назначенной роли</text:p>
          </table:table-cell>
        </table:table-row>
        <table:table-row>
          <table:table-cell table:style-name="Таблица5.A2" office:value-type="string">
            <text:p text:style-name="P5">Post Conditions</text:p>
          </table:table-cell>
          <table:table-cell table:style-name="Таблица5.B2" office:value-type="string">
            <text:p text:style-name="P6"/>
          </table:table-cell>
        </table:table-row>
        <table:table-row>
          <table:table-cell table:style-name="Таблица5.A2" office:value-type="string">
            <text:p text:style-name="P5">Trigger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Main Success Scenario</text:p>
          </table:table-cell>
          <table:table-cell table:style-name="Таблица5.B2" office:value-type="string">
            <text:p text:style-name="P2"><text:span text:style-name="T3">1. Актер запрашивает страницу поиска вакансии;</text:span></text:p>
            <text:p text:style-name="P2"><text:span text:style-name="T3">2. Система предоставляет страницу для поиска вакансии;</text:span></text:p>
            <text:p text:style-name="P2"><text:span text:style-name="T3">3. Актер вводит нужные критерии и запрашивает поиск вакансий;</text:span></text:p>
            <text:p text:style-name="P2"><text:span text:style-name="T3">4. Система производит поиск вакансий, соответствующих заданным критериям;</text:span></text:p>
            <text:p text:style-name="P2"><text:span text:style-name="T3">5. Система предоставляет актеру список вакансий, соответствующих заданным критериям </text:span></text:p>
          </table:table-cell>
        </table:table-row>
        <table:table-row>
          <table:table-cell table:style-name="Таблица5.A2" office:value-type="string">
            <text:p text:style-name="P5">Extensions</text:p>
          </table:table-cell>
          <table:table-cell table:style-name="Таблица5.B2" office:value-type="string">
            <text:p text:style-name="P2"><text:span text:style-name="T3">5а. Отсутствие вакансии в базе:</text:span></text:p>
            <text:list xml:id="list37247911" text:style-name="L32">
              <text:list-item>
                <text:p text:style-name="P19">Система выдает сообщение о том, что в базе отсутствуют вакансии, соответствующие заданным критериям;</text:p>
              </text:list-item>
              <text:list-item>
                <text:p text:style-name="P19">Система возвращает актеру страницу с формой для поиска вакансий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5">Variations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Frequency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Assumptions</text:p>
          </table:table-cell>
          <table:table-cell table:style-name="Таблица5.B2" office:value-type="string">
            <text:p text:style-name="P4"/>
          </table:table-cell>
        </table:table-row>
      </table:table>
      <text:p text:style-name="P4"/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">Use case</text:p>
          </table:table-cell>
          <table:table-cell table:style-name="Таблица6.B1" office:value-type="string">
            <text:p text:style-name="P5">Просмотр профиля вакансии</text:p>
          </table:table-cell>
        </table:table-row>
        <table:table-row>
          <table:table-cell table:style-name="Таблица6.A2" office:value-type="string">
            <text:p text:style-name="P5">Id</text:p>
          </table:table-cell>
          <table:table-cell table:style-name="Таблица6.B2" office:value-type="string">
            <text:p text:style-name="P6">НR-5.6</text:p>
          </table:table-cell>
        </table:table-row>
        <table:table-row>
          <table:table-cell table:style-name="Таблица6.A2" office:value-type="string">
            <text:p text:style-name="P5">Description</text:p>
          </table:table-cell>
          <table:table-cell table:style-name="Таблица6.B2" office:value-type="string">
            <text:p text:style-name="P4"/>
          </table:table-cell>
        </table:table-row>
        <text:soft-page-break/>
        <table:table-row>
          <table:table-cell table:style-name="Таблица6.A2" office:value-type="string">
            <text:p text:style-name="P5">Level</text:p>
          </table:table-cell>
          <table:table-cell table:style-name="Таблица6.B2" office:value-type="string">
            <text:p text:style-name="P6">Пользовательская цель</text:p>
          </table:table-cell>
        </table:table-row>
        <table:table-row>
          <table:table-cell table:style-name="Таблица6.A2" office:value-type="string">
            <text:p text:style-name="P5">Actors</text:p>
          </table:table-cell>
          <table:table-cell table:style-name="Таблица6.B2" office:value-type="string">
            <text:p text:style-name="P6">Менеджер, Рекрутер Фрилансейр </text:p>
          </table:table-cell>
        </table:table-row>
        <table:table-row>
          <table:table-cell table:style-name="Таблица6.A2" office:value-type="string">
            <text:p text:style-name="P5">Pre-Conditions</text:p>
          </table:table-cell>
          <table:table-cell table:style-name="Таблица6.B2" office:value-type="string">
            <text:p text:style-name="P6">Пользователь имеет права на просмотр профиля вакансии согласно назначенной роли. Открыты результаты поиска вакансии.</text:p>
          </table:table-cell>
        </table:table-row>
        <table:table-row>
          <table:table-cell table:style-name="Таблица6.A2" office:value-type="string">
            <text:p text:style-name="P5">Post Conditions</text:p>
          </table:table-cell>
          <table:table-cell table:style-name="Таблица6.B2" office:value-type="string">
            <text:p text:style-name="P6">Открыт профиль вакансии для просмотра</text:p>
          </table:table-cell>
        </table:table-row>
        <table:table-row>
          <table:table-cell table:style-name="Таблица6.A2" office:value-type="string">
            <text:p text:style-name="P5">Trigger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Main Success Scenario</text:p>
          </table:table-cell>
          <table:table-cell table:style-name="Таблица6.B2" office:value-type="string">
            <text:p text:style-name="P2"><text:span text:style-name="T3">1. </text:span><text:span text:style-name="T3">Актер запрашивает страницу для просмотра конкретной вакансии;</text:span></text:p>
            <text:p text:style-name="P2"><text:span text:style-name="T3">2. </text:span><text:span text:style-name="T3">Система предоставляет страницу дляпросмотра вакансии.</text:span></text:p>
          </table:table-cell>
        </table:table-row>
        <table:table-row>
          <table:table-cell table:style-name="Таблица6.A2" office:value-type="string">
            <text:p text:style-name="P5">Extensions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Variations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Frequency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Assumptions</text:p>
          </table:table-cell>
          <table:table-cell table:style-name="Таблица6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">Use case</text:p>
          </table:table-cell>
          <table:table-cell table:style-name="Таблица7.B1" office:value-type="string">
            <text:p text:style-name="P5">Редактирование вакансии</text:p>
          </table:table-cell>
        </table:table-row>
        <table:table-row>
          <table:table-cell table:style-name="Таблица7.A2" office:value-type="string">
            <text:p text:style-name="P5">Id</text:p>
          </table:table-cell>
          <table:table-cell table:style-name="Таблица7.B2" office:value-type="string">
            <text:p text:style-name="P6">НR-5.7</text:p>
          </table:table-cell>
        </table:table-row>
        <table:table-row>
          <table:table-cell table:style-name="Таблица7.A2" office:value-type="string">
            <text:p text:style-name="P5">Description</text:p>
          </table:table-cell>
          <table:table-cell table:style-name="Таблица7.B2" office:value-type="string">
            <text:p text:style-name="P6">Внесение актуальных данных касательно вакансии</text:p>
          </table:table-cell>
        </table:table-row>
        <table:table-row>
          <table:table-cell table:style-name="Таблица7.A2" office:value-type="string">
            <text:p text:style-name="P5">Level</text:p>
          </table:table-cell>
          <table:table-cell table:style-name="Таблица7.B2" office:value-type="string">
            <text:p text:style-name="P6">Пользовательская цель</text:p>
          </table:table-cell>
        </table:table-row>
        <table:table-row>
          <table:table-cell table:style-name="Таблица7.A2" office:value-type="string">
            <text:p text:style-name="P5">Actors</text:p>
          </table:table-cell>
          <table:table-cell table:style-name="Таблица7.B2" office:value-type="string">
            <text:p text:style-name="P6">Менеджер, Рекрутер, Фрилансер (добавленные им вакансии)</text:p>
          </table:table-cell>
        </table:table-row>
        <table:table-row>
          <table:table-cell table:style-name="Таблица7.A2" office:value-type="string">
            <text:p text:style-name="P5">Pre-Conditions</text:p>
          </table:table-cell>
          <table:table-cell table:style-name="Таблица7.B2" office:value-type="string">
            <text:p text:style-name="P6">Пользователь имеет права на редактирование профиля вакансии согласно назначенной роли. Открыты результаты поиска вакансии.</text:p>
          </table:table-cell>
        </table:table-row>
        <table:table-row>
          <table:table-cell table:style-name="Таблица7.A2" office:value-type="string">
            <text:p text:style-name="P5">Post Conditions</text:p>
          </table:table-cell>
          <table:table-cell table:style-name="Таблица7.B2" office:value-type="string">
            <text:p text:style-name="P6">Существующая вакансия изменена</text:p>
          </table:table-cell>
        </table:table-row>
        <table:table-row>
          <table:table-cell table:style-name="Таблица7.A2" office:value-type="string">
            <text:p text:style-name="P5">Trigger</text:p>
          </table:table-cell>
          <table:table-cell table:style-name="Таблица7.B2" office:value-type="string">
            <text:p text:style-name="P4"/>
          </table:table-cell>
        </table:table-row>
        <table:table-row table:style-name="Таблица7.9">
          <table:table-cell table:style-name="Таблица7.A2" office:value-type="string">
            <text:p text:style-name="P5">Main Success Scenario</text:p>
          </table:table-cell>
          <table:table-cell table:style-name="Таблица7.B2" office:value-type="string">
            <text:p text:style-name="P2"><text:span text:style-name="T3">1. Актер запрашивает страницу для <text:s/>редактирования конкретной вакансии;</text:span></text:p>
            <text:p text:style-name="P2"><text:span text:style-name="T3">2. </text:span><text:span text:style-name="T3">Система предоставляет страницу для просмотра и редактирования вакансии;</text:span></text:p>
            <text:p text:style-name="P2"><text:span text:style-name="T3">3. </text:span><text:span text:style-name="T3">Актер производит редактирование данных по вакансии;</text:span></text:p>
            <text:p text:style-name="P2"><text:span text:style-name="T3">4. </text:span><text:span text:style-name="T3">Актер запрашивает сохранение отредактированной вакансии;</text:span></text:p>
            <text:p text:style-name="P2"><text:span text:style-name="T3">5. </text:span><text:span text:style-name="T3">Система проверяет заполненность всех обязательных полей;</text:span></text:p>
            <text:p text:style-name="P2"><text:span text:style-name="T3">6. </text:span><text:span text:style-name="T3">Система проверяет валидность введенных данных;</text:span></text:p>
            <text:p text:style-name="P2"><text:span text:style-name="T3">7. </text:span><text:span text:style-name="T3">Система производит сохранение изменений по вакансии; </text:span></text:p>
            <text:p text:style-name="P2"><text:span text:style-name="T3">8. </text:span><text:span text:style-name="T3">Система выдает сообщения о успешном изменении вакансии;</text:span></text:p>
          </table:table-cell>
        </table:table-row>
        <text:soft-page-break/>
        <table:table-row table:style-name="Таблица7.10">
          <table:table-cell table:style-name="Таблица7.A2" office:value-type="string">
            <text:p text:style-name="P5">Extensions</text:p>
          </table:table-cell>
          <table:table-cell table:style-name="Таблица7.B2" office:value-type="string">
            <text:p text:style-name="P2"><text:span text:style-name="T3">4</text:span><text:span text:style-name="T3">а. Актер отменяет сохранение введенных данных:</text:span></text:p>
            <text:list xml:id="list37275130" text:style-name="L33">
              <text:list-item>
                <text:p text:style-name="P20">Актер запрашивает закрытие страницы без предварительного сохранения отредактированных<text:span text:style-name="T16"> данных</text:span>;</text:p>
              </text:list-item>
              <text:list-item>
                <text:p text:style-name="P2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0">Актер подтверждает закрытие страницы без сохранение отредактированных<text:span text:style-name="T16"> данных</text:span>;</text:p>
              </text:list-item>
              <text:list-item>
                <text:p text:style-name="P20">Система закрывает страницу без сохраниния отредактированных<text:span text:style-name="T16"> данных</text:span>.</text:p>
              </text:list-item>
            </text:list>
            <text:p text:style-name="P2"><text:span text:style-name="T3">5</text:span><text:span text:style-name="T3">а. Не заполнены обязательные поля:</text:span></text:p>
            <text:list xml:id="list37295405" text:style-name="L34">
              <text:list-item>
                <text:p text:style-name="P21">Система выдает предупреждение о том, что не все обязательные поля заполнены;</text:p>
              </text:list-item>
              <text:list-item>
                <text:p text:style-name="P21">Система подсвечивает незаполненные обязательные поля;</text:p>
              </text:list-item>
              <text:list-item>
                <text:p text:style-name="P21">Система возвращает актеру страницу для ввода данных;</text:p>
              </text:list-item>
              <text:list-item>
                <text:p text:style-name="P21">См. п. 4</text:p>
              </text:list-item>
            </text:list>
            <text:p text:style-name="P2"><text:span text:style-name="T3">6</text:span><text:span text:style-name="T3">а. Поля заполнены некорректно:</text:span></text:p>
            <text:list xml:id="list37516177" text:style-name="L35">
              <text:list-item>
                <text:p text:style-name="P22">Система выдает предупреждение о том, что поля заполнены некорректно;</text:p>
              </text:list-item>
              <text:list-item>
                <text:p text:style-name="P22">Система подсвечивает некорректно заполненные поля;</text:p>
              </text:list-item>
              <text:list-item>
                <text:p text:style-name="P22">Система возвращает актеру страницу для ввода данных;</text:p>
              </text:list-item>
              <text:list-item>
                <text:p text:style-name="P22">Актер редактирует введенные данные;</text:p>
              </text:list-item>
              <text:list-item>
                <text:p text:style-name="P22">См. п. 4</text:p>
              </text:list-item>
            </text:list>
          </table:table-cell>
        </table:table-row>
        <table:table-row table:style-name="Таблица7.11">
          <table:table-cell table:style-name="Таблица7.A2" office:value-type="string">
            <text:p text:style-name="P5">Variations</text:p>
          </table:table-cell>
          <table:table-cell table:style-name="Таблица7.B2" office:value-type="string">
            <text:p text:style-name="P4"/>
          </table:table-cell>
        </table:table-row>
        <table:table-row table:style-name="Таблица7.11">
          <table:table-cell table:style-name="Таблица7.A2" office:value-type="string">
            <text:p text:style-name="P5">Frequency</text:p>
          </table:table-cell>
          <table:table-cell table:style-name="Таблица7.B2" office:value-type="string">
            <text:p text:style-name="P4"/>
          </table:table-cell>
        </table:table-row>
        <table:table-row table:style-name="Таблица7.11">
          <table:table-cell table:style-name="Таблица7.A2" office:value-type="string">
            <text:p text:style-name="P5">Assumptions</text:p>
          </table:table-cell>
          <table:table-cell table:style-name="Таблица7.B2" office:value-type="string">
            <text:p text:style-name="P4"/>
          </table:table-cell>
        </table:table-row>
      </table:table>
      <text:p text:style-name="P3"/>
      <text:p text:style-name="P3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">Use case</text:p>
          </table:table-cell>
          <table:table-cell table:style-name="Таблица9.B1" office:value-type="string">
            <text:p text:style-name="P5">Просмотр кандидатов на вакансию</text:p>
          </table:table-cell>
        </table:table-row>
        <table:table-row>
          <table:table-cell table:style-name="Таблица9.A2" office:value-type="string">
            <text:p text:style-name="P5">Id</text:p>
          </table:table-cell>
          <table:table-cell table:style-name="Таблица9.B2" office:value-type="string">
            <text:p text:style-name="P6">НR-5.8</text:p>
          </table:table-cell>
        </table:table-row>
        <table:table-row>
          <table:table-cell table:style-name="Таблица9.A2" office:value-type="string">
            <text:p text:style-name="P5">Description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Level</text:p>
          </table:table-cell>
          <table:table-cell table:style-name="Таблица9.B2" office:value-type="string">
            <text:p text:style-name="P6">Пользовательская цель</text:p>
          </table:table-cell>
        </table:table-row>
        <table:table-row>
          <table:table-cell table:style-name="Таблица9.A2" office:value-type="string">
            <text:p text:style-name="P5">Actors</text:p>
          </table:table-cell>
          <table:table-cell table:style-name="Таблица9.B2" office:value-type="string">
            <text:p text:style-name="P6">Менеджер, Рекрутер, Фрилансер </text:p>
          </table:table-cell>
        </table:table-row>
        <table:table-row>
          <table:table-cell table:style-name="Таблица9.A2" office:value-type="string">
            <text:p text:style-name="P5">Pre-Conditions</text:p>
          </table:table-cell>
          <table:table-cell table:style-name="Таблица9.B2" office:value-type="string">
            <text:p text:style-name="P6">Пользователь имеет права на просмотр профиля вакансии согласно назначенной роли. Открыта страница с вакансией</text:p>
          </table:table-cell>
        </table:table-row>
        <table:table-row>
          <table:table-cell table:style-name="Таблица9.A2" office:value-type="string">
            <text:p text:style-name="P5">Post Conditions</text:p>
          </table:table-cell>
          <table:table-cell table:style-name="Таблица9.B2" office:value-type="string">
            <text:p text:style-name="P6">Открыта страница со списком кандидатов, прикрепленных к вакансии</text:p>
          </table:table-cell>
        </table:table-row>
        <table:table-row>
          <table:table-cell table:style-name="Таблица9.A2" office:value-type="string">
            <text:p text:style-name="P5">Trigger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Main Success Scenario</text:p>
          </table:table-cell>
          <table:table-cell table:style-name="Таблица9.B2" office:value-type="string">
            <text:p text:style-name="P2"><text:span text:style-name="T3">1. Актер запрашивает просмотр кандидатов, находящихся на определенной стадии рекрутингового процесса в данной вакансии;</text:span></text:p>
            <text:p text:style-name="P2"><text:span text:style-name="T3">2. Система предоставляет список кандидатов, находящихся на определенной стадии рекрутингового процесса в данной вакансии</text:span></text:p>
          </table:table-cell>
        </table:table-row>
        <table:table-row>
          <table:table-cell table:style-name="Таблица9.A2" office:value-type="string">
            <text:p text:style-name="P5">Extensions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Variations</text:p>
          </table:table-cell>
          <table:table-cell table:style-name="Таблица9.B2" office:value-type="string">
            <text:p text:style-name="P4"/>
          </table:table-cell>
        </table:table-row>
        <text:soft-page-break/>
        <table:table-row>
          <table:table-cell table:style-name="Таблица9.A2" office:value-type="string">
            <text:p text:style-name="P5">Frequency</text:p>
          </table:table-cell>
          <table:table-cell table:style-name="Таблица9.B2" office:value-type="string">
            <text:p text:style-name="P4"/>
          </table:table-cell>
        </table:table-row>
        <table:table-row table:style-name="Таблица9.13">
          <table:table-cell table:style-name="Таблица9.A2" office:value-type="string">
            <text:p text:style-name="P5">Assumptions</text:p>
          </table:table-cell>
          <table:table-cell table:style-name="Таблица9.B2" office:value-type="string">
            <text:p text:style-name="P4"/>
            <text:p text:style-name="P4"/>
            <text:p text:style-name="P4"/>
          </table:table-cell>
        </table:table-row>
        <table:table-row table:style-name="Таблица9.13">
          <table:table-cell table:style-name="Таблица9.A14" office:value-type="string">
            <text:p text:style-name="P5"/>
          </table:table-cell>
          <table:table-cell table:style-name="Таблица9.A14" office:value-type="string">
            <text:p text:style-name="P4"/>
          </table:table-cell>
        </table:table-row>
        <table:table-row>
          <table:table-cell table:style-name="Таблица9.A1" office:value-type="string">
            <text:p text:style-name="P5">Use case</text:p>
          </table:table-cell>
          <table:table-cell table:style-name="Таблица9.B1" office:value-type="string">
            <text:p text:style-name="P5">Изменение статуса кандидата внутри вакансии</text:p>
          </table:table-cell>
        </table:table-row>
        <table:table-row table:style-name="Таблица9.16">
          <table:table-cell table:style-name="Таблица9.A2" office:value-type="string">
            <text:p text:style-name="P5">Id</text:p>
          </table:table-cell>
          <table:table-cell table:style-name="Таблица9.B2" office:value-type="string">
            <text:p text:style-name="P6">НR-5.9</text:p>
          </table:table-cell>
        </table:table-row>
        <table:table-row>
          <table:table-cell table:style-name="Таблица9.A2" office:value-type="string">
            <text:p text:style-name="P5">Description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Level</text:p>
          </table:table-cell>
          <table:table-cell table:style-name="Таблица9.B2" office:value-type="string">
            <text:p text:style-name="P6">Пользовательская цель</text:p>
          </table:table-cell>
        </table:table-row>
        <table:table-row>
          <table:table-cell table:style-name="Таблица9.A2" office:value-type="string">
            <text:p text:style-name="P5">Actors</text:p>
          </table:table-cell>
          <table:table-cell table:style-name="Таблица9.B2" office:value-type="string">
            <text:p text:style-name="P6">Менеджер, Рекрутер, Фрилансер </text:p>
          </table:table-cell>
        </table:table-row>
        <table:table-row>
          <table:table-cell table:style-name="Таблица9.A2" office:value-type="string">
            <text:p text:style-name="P5">Pre-Conditions</text:p>
          </table:table-cell>
          <table:table-cell table:style-name="Таблица9.B2" office:value-type="string">
            <text:p text:style-name="P6">Пользователь имеет права на изменения статуса кандидата согласно назначенной роли. Открыта страница с вакансией</text:p>
          </table:table-cell>
        </table:table-row>
        <table:table-row>
          <table:table-cell table:style-name="Таблица9.A2" office:value-type="string">
            <text:p text:style-name="P5">Post Conditions</text:p>
          </table:table-cell>
          <table:table-cell table:style-name="Таблица9.B2" office:value-type="string">
            <text:p text:style-name="P6">Статус кандидата изменен</text:p>
          </table:table-cell>
        </table:table-row>
        <table:table-row>
          <table:table-cell table:style-name="Таблица9.A2" office:value-type="string">
            <text:p text:style-name="P5">Trigger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Main Success Scenario</text:p>
          </table:table-cell>
          <table:table-cell table:style-name="Таблица9.B2" office:value-type="string">
            <text:p text:style-name="P2"><text:span text:style-name="T3">1. Актер производит изменение статуса кандидата, прикрепленного к вакансии;</text:span></text:p>
            <text:p text:style-name="P2"><text:span text:style-name="T3">2. Система запрашивает подтверждение изменениия статуса кандидата и в случае, если изменение статуса требует обязательного коментирования <text:s/>(обязательность комментария указывается в административной панели при <text:s/>придварительной настройке системы, например: переход с </text:span><text:span text:style-name="T5">HR Interview, Tech Interview, <text:s/>Final Interview, Rejected by company, Rejected by candidate</text:span><text:span text:style-name="T3">), предоставляет поле для введения коментария;</text:span></text:p>
            <text:p text:style-name="P2"><text:span text:style-name="T3">3. Актер заполняет поле с комментариями и <text:s/>подверждает изменения статуса кандидата;</text:span></text:p>
            <text:p text:style-name="P2"><text:span text:style-name="T3">4. Система изменяет стаус кандидата.</text:span></text:p>
          </table:table-cell>
        </table:table-row>
        <table:table-row>
          <table:table-cell table:style-name="Таблица9.A2" office:value-type="string">
            <text:p text:style-name="P5">Extensions</text:p>
          </table:table-cell>
          <table:table-cell table:style-name="Таблица9.B2" office:value-type="string">
            <text:p text:style-name="P2"><text:span text:style-name="T3">7</text:span><text:span text:style-name="T3">а. Отмена изменения статуса кандидата:</text:span></text:p>
            <text:list xml:id="list38544915" text:style-name="L37">
              <text:list-item>
                <text:p text:style-name="P24">Актер не подтверждает изменение статуса кандидата;</text:p>
              </text:list-item>
              <text:list-item>
                <text:p text:style-name="P24">Система возвращает актеру страницу с профилем кандидата;</text:p>
              </text:list-item>
            </text:list>
            <text:p text:style-name="P2"><text:span text:style-name="T3">7б. Отсутствие комментария при изменении статуса кандидата:</text:span></text:p>
            <text:list xml:id="list38552350" text:style-name="L36">
              <text:list-item>
                <text:p text:style-name="P23">Система выдает предупреждение о том, что поле комментария не заполнено;</text:p>
              </text:list-item>
              <text:list-item>
                <text:p text:style-name="P23">Система возвращает кандидату форму для введения коментария;</text:p>
              </text:list-item>
              <text:list-item>
                <text:p text:style-name="P23">См. п. 3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5">Variations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Frequency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Assumptions</text:p>
          </table:table-cell>
          <table:table-cell table:style-name="Таблица9.B2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>
          <table:table-cell table:style-name="Таблица10.A1" office:value-type="string">
            <text:p text:style-name="P5">Use case</text:p>
          </table:table-cell>
          <table:table-cell table:style-name="Таблица10.B1" office:value-type="string">
            <text:p text:style-name="P5">Удаление кандидата из вакансии</text:p>
          </table:table-cell>
        </table:table-row>
        <table:table-row>
          <table:table-cell table:style-name="Таблица10.A2" office:value-type="string">
            <text:p text:style-name="P5">Id</text:p>
          </table:table-cell>
          <table:table-cell table:style-name="Таблица10.B2" office:value-type="string">
            <text:p text:style-name="P6">НR-5.9</text:p>
          </table:table-cell>
        </table:table-row>
        <table:table-row>
          <table:table-cell table:style-name="Таблица10.A2" office:value-type="string">
            <text:p text:style-name="P5">Description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Level</text:p>
          </table:table-cell>
          <table:table-cell table:style-name="Таблица10.B2" office:value-type="string">
            <text:p text:style-name="P6">Пользовательская цель</text:p>
          </table:table-cell>
        </table:table-row>
        <table:table-row>
          <table:table-cell table:style-name="Таблица10.A2" office:value-type="string">
            <text:p text:style-name="P5">Actors</text:p>
          </table:table-cell>
          <table:table-cell table:style-name="Таблица10.B2" office:value-type="string">
            <text:p text:style-name="P6">Менеджер, Рекрутер, Фрилансер </text:p>
          </table:table-cell>
        </table:table-row>
        <table:table-row>
          <table:table-cell table:style-name="Таблица10.A2" office:value-type="string">
            <text:p text:style-name="P5">Pre-Conditions</text:p>
          </table:table-cell>
          <table:table-cell table:style-name="Таблица10.B2" office:value-type="string">
            <text:p text:style-name="P6">Пользователь имеет права на удаление кандидата из вакансии согласно назначенной роли. Открыта страница с вакансией</text:p>
          </table:table-cell>
        </table:table-row>
        <table:table-row>
          <table:table-cell table:style-name="Таблица10.A2" office:value-type="string">
            <text:p text:style-name="P5">Post Conditions</text:p>
          </table:table-cell>
          <table:table-cell table:style-name="Таблица10.B2" office:value-type="string">
            <text:p text:style-name="P6">Кандидат удален из вакансии</text:p>
          </table:table-cell>
        </table:table-row>
        <table:table-row>
          <table:table-cell table:style-name="Таблица10.A2" office:value-type="string">
            <text:p text:style-name="P5">Trigger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Main Success Scenario</text:p>
          </table:table-cell>
          <table:table-cell table:style-name="Таблица10.B2" office:value-type="string">
            <text:p text:style-name="P2"><text:span text:style-name="T3">1. Актер запрашивает удаление определенного кандидата;</text:span></text:p>
            <text:p text:style-name="P2"><text:span text:style-name="T3">2. Система выдает предупреждение о том, что в результате данной операции кандидат будет удален из данной вакансии и запрашивает подтверждение удаления;</text:span></text:p>
            <text:p text:style-name="P2"><text:span text:style-name="T3">3. Актер подтверждает удаление;</text:span></text:p>
            <text:p text:style-name="P2"><text:span text:style-name="T3">4. Система удаляет выбранного кандидата из вакансии.</text:span></text:p>
          </table:table-cell>
        </table:table-row>
        <table:table-row>
          <table:table-cell table:style-name="Таблица10.A2" office:value-type="string">
            <text:p text:style-name="P5">Extensions</text:p>
          </table:table-cell>
          <table:table-cell table:style-name="Таблица10.B2" office:value-type="string">
            <text:p text:style-name="P2"><text:span text:style-name="T3">3а. Отмена удаления кандидата из вакансии:</text:span></text:p>
            <text:list xml:id="list38746730" text:style-name="L38">
              <text:list-item>
                <text:p text:style-name="P25">Актер не подтверждает удаление кандидата из вакансии;</text:p>
              </text:list-item>
              <text:list-item>
                <text:p text:style-name="P25">Система не производит удаление выбранного кандидата из вакансии</text:p>
              </text:list-item>
            </text:list>
          </table:table-cell>
        </table:table-row>
        <table:table-row>
          <table:table-cell table:style-name="Таблица10.A2" office:value-type="string">
            <text:p text:style-name="P5">Variations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Frequency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Assumptions</text:p>
          </table:table-cell>
          <table:table-cell table:style-name="Таблица10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5">Use case</text:p>
          </table:table-cell>
          <table:table-cell table:style-name="Таблица11.B1" office:value-type="string">
            <text:p text:style-name="P5">Изменение статуса вакансии</text:p>
          </table:table-cell>
        </table:table-row>
        <table:table-row>
          <table:table-cell table:style-name="Таблица11.A2" office:value-type="string">
            <text:p text:style-name="P5">Id</text:p>
          </table:table-cell>
          <table:table-cell table:style-name="Таблица11.B2" office:value-type="string">
            <text:p text:style-name="P6">НР-5.10</text:p>
          </table:table-cell>
        </table:table-row>
        <table:table-row>
          <table:table-cell table:style-name="Таблица11.A2" office:value-type="string">
            <text:p text:style-name="P5">Description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Level</text:p>
          </table:table-cell>
          <table:table-cell table:style-name="Таблица11.B2" office:value-type="string">
            <text:p text:style-name="P6">Пользовательская цель</text:p>
          </table:table-cell>
        </table:table-row>
        <table:table-row>
          <table:table-cell table:style-name="Таблица11.A2" office:value-type="string">
            <text:p text:style-name="P5">Actors</text:p>
          </table:table-cell>
          <table:table-cell table:style-name="Таблица11.B2" office:value-type="string">
            <text:p text:style-name="P6">Менеджер, Рекрутер, Фрилансер (только свои вакансии)</text:p>
          </table:table-cell>
        </table:table-row>
        <table:table-row>
          <table:table-cell table:style-name="Таблица11.A2" office:value-type="string">
            <text:p text:style-name="P5">Pre-Conditions</text:p>
          </table:table-cell>
          <table:table-cell table:style-name="Таблица11.B2" office:value-type="string">
            <text:p text:style-name="P6">Пользователь имеет права на изменение статуса вакансии согласно назначенной роли. Открыта страница с вакансией</text:p>
          </table:table-cell>
        </table:table-row>
        <table:table-row>
          <table:table-cell table:style-name="Таблица11.A2" office:value-type="string">
            <text:p text:style-name="P5">Post Conditions</text:p>
          </table:table-cell>
          <table:table-cell table:style-name="Таблица11.B2" office:value-type="string">
            <text:p text:style-name="P6">Статус вакансии изменен</text:p>
          </table:table-cell>
        </table:table-row>
        <table:table-row>
          <table:table-cell table:style-name="Таблица11.A2" office:value-type="string">
            <text:p text:style-name="P5">Trigger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Main Success Scenario</text:p>
          </table:table-cell>
          <table:table-cell table:style-name="Таблица11.B2" office:value-type="string">
            <text:p text:style-name="P2"><text:span text:style-name="T3">1. </text:span><text:span text:style-name="T3">Актер запрашивает изменение статуса вакансии;</text:span></text:p>
            <text:p text:style-name="P2"><text:span text:style-name="T3">2. </text:span><text:span text:style-name="T3">Система предоставляет список предустановленных статусов;</text:span></text:p>
            <text:p text:style-name="P2"><text:span text:style-name="T3">3. </text:span><text:span text:style-name="T3">Актер выбирает желаемый статус;</text:span></text:p>
            <text:p text:style-name="P2"><text:span text:style-name="T3">4. </text:span><text:span text:style-name="T3">Актер запрашивает сохранение изменений;</text:span></text:p>
            <text:p text:style-name="P2"><text:span text:style-name="T3">5. </text:span><text:span text:style-name="T3">Система изменяет статус вакансии.</text:span></text:p>
          </table:table-cell>
        </table:table-row>
        <text:soft-page-break/>
        <table:table-row>
          <table:table-cell table:style-name="Таблица11.A2" office:value-type="string">
            <text:p text:style-name="P5">Extensions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Variations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Frequency</text:p>
          </table:table-cell>
          <table:table-cell table:style-name="Таблица11.B2" office:value-type="string">
            <text:p text:style-name="P2"><text:span text:style-name="T3">4а. Отмена изменения статуса вакансии:</text:span></text:p>
            <text:list xml:id="list38771016" text:style-name="L40">
              <text:list-item>
                <text:p text:style-name="P10"><text:span text:style-name="T3">Актер не подтверждает изменения статуса вакансии;</text:span></text:p>
              </text:list-item>
              <text:list-item>
                <text:p text:style-name="P10"><text:span text:style-name="T3">Система не производит <text:s/>изменения статуса вакансии</text:span></text:p>
              </text:list-item>
            </text:list>
          </table:table-cell>
        </table:table-row>
        <table:table-row>
          <table:table-cell table:style-name="Таблица11.A2" office:value-type="string">
            <text:p text:style-name="P5">Assumptions</text:p>
          </table:table-cell>
          <table:table-cell table:style-name="Таблица11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<text:span text:style-name="T2">Use case</text:span></text:p>
          </table:table-cell>
          <table:table-cell table:style-name="Таблица12.B1" office:value-type="string">
            <text:p text:style-name="P2"><text:span text:style-name="T2">Удаление (деактивация) вакансии</text:span></text:p>
          </table:table-cell>
        </table:table-row>
        <table:table-row>
          <table:table-cell table:style-name="Таблица12.A2" office:value-type="string">
            <text:p text:style-name="P2"><text:span text:style-name="T2">Id</text:span></text:p>
          </table:table-cell>
          <table:table-cell table:style-name="Таблица12.B2" office:value-type="string">
            <text:p text:style-name="P2"><text:span text:style-name="T3">НR-5.11</text:span></text:p>
          </table:table-cell>
        </table:table-row>
        <table:table-row>
          <table:table-cell table:style-name="Таблица12.A2" office:value-type="string">
            <text:p text:style-name="P2"><text:span text:style-name="T2">Description</text:span>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2"><text:span text:style-name="T2">Level</text:span></text:p>
          </table:table-cell>
          <table:table-cell table:style-name="Таблица12.B2" office:value-type="string">
            <text:p text:style-name="P2"><text:span text:style-name="T3">Пользовательская цель</text:span></text:p>
          </table:table-cell>
        </table:table-row>
        <table:table-row>
          <table:table-cell table:style-name="Таблица12.A2" office:value-type="string">
            <text:p text:style-name="P2"><text:span text:style-name="T2">Actors</text:span></text:p>
          </table:table-cell>
          <table:table-cell table:style-name="Таблица12.B2" office:value-type="string">
            <text:p text:style-name="P2"><text:span text:style-name="T3">Менеджер, Рекрутер, Фрилансер (только свои вакансии)</text:span></text:p>
          </table:table-cell>
        </table:table-row>
        <table:table-row>
          <table:table-cell table:style-name="Таблица12.A2" office:value-type="string">
            <text:p text:style-name="P2"><text:span text:style-name="T2">Pre-Conditions</text:span></text:p>
          </table:table-cell>
          <table:table-cell table:style-name="Таблица12.B2" office:value-type="string">
            <text:p text:style-name="P2"><text:span text:style-name="T3">Пользователь имеет права на удаление вакансии согласно назначенной роли. Открыта страница вакансии</text:span></text:p>
          </table:table-cell>
        </table:table-row>
        <table:table-row>
          <table:table-cell table:style-name="Таблица12.A2" office:value-type="string">
            <text:p text:style-name="P2"><text:span text:style-name="T2">Post Conditions</text:span></text:p>
          </table:table-cell>
          <table:table-cell table:style-name="Таблица12.B2" office:value-type="string">
            <text:p text:style-name="P2"><text:span text:style-name="T3">Вакансия удалена из базы</text:span></text:p>
          </table:table-cell>
        </table:table-row>
        <table:table-row>
          <table:table-cell table:style-name="Таблица12.A2" office:value-type="string">
            <text:p text:style-name="P2"><text:span text:style-name="T2">Trigger</text:span>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2"><text:span text:style-name="T2">Main Success Scenario</text:span></text:p>
          </table:table-cell>
          <table:table-cell table:style-name="Таблица12.B2" office:value-type="string">
            <text:p text:style-name="P2"><text:span text:style-name="T3">1. </text:span><text:span text:style-name="T3">Актер запрашивает удаление вакансии;</text:span></text:p>
            <text:p text:style-name="P2"><text:span text:style-name="T3">2. </text:span><text:span text:style-name="T3">Система выдает предупреждение о том, что в результате данной операции вакансия будет удалена из базы и запрашивает подтвеждение удаления;</text:span></text:p>
            <text:p text:style-name="P2"><text:span text:style-name="T3">3. </text:span><text:span text:style-name="T3">Актер подтверждает удаление;</text:span></text:p>
            <text:p text:style-name="P2"><text:span text:style-name="T3">4. </text:span><text:span text:style-name="T3">Система удаляет вакансию.</text:span></text:p>
          </table:table-cell>
        </table:table-row>
        <table:table-row>
          <table:table-cell table:style-name="Таблица12.A2" office:value-type="string">
            <text:p text:style-name="P2"><text:span text:style-name="T2">Extensions</text:span></text:p>
          </table:table-cell>
          <table:table-cell table:style-name="Таблица12.B2" office:value-type="string">
            <text:p text:style-name="P2"><text:span text:style-name="T3">4</text:span><text:span text:style-name="T3">а. Отмена удаления вакансии:</text:span></text:p>
            <text:list xml:id="list39268806" text:style-name="L42">
              <text:list-item>
                <text:p text:style-name="P27">Актер не подтверждает удаление вакансии;</text:p>
              </text:list-item>
              <text:list-item>
                <text:p text:style-name="P11"><text:span text:style-name="T3">Система возвращает актеру страницу с вакансией.</text:span></text:p>
              </text:list-item>
            </text:list>
          </table:table-cell>
        </table:table-row>
        <table:table-row>
          <table:table-cell table:style-name="Таблица12.A2" office:value-type="string">
            <text:p text:style-name="P2"><text:span text:style-name="T2">Variations</text:span>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2"><text:span text:style-name="T2">Frequency</text:span>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2"><text:span text:style-name="T2">Assumptions</text:span></text:p>
          </table:table-cell>
          <table:table-cell table:style-name="Таблица12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ru" fo:country="R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ru" fo:country="RU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7T19:10:31.83</dc:date>
    <dc:creator>Alina Kulish</dc:creator>
    <meta:editing-duration>PT03H28M16S</meta:editing-duration>
    <meta:editing-cycles>15</meta:editing-cycles>
    <meta:document-statistic meta:table-count="11" meta:image-count="0" meta:object-count="0" meta:page-count="10" meta:paragraph-count="380" meta:word-count="1878" meta:character-count="14347"/>
    <meta:user-defined meta:name="Поле 1"/>
    <meta:user-defined meta:name="Поле 2"/>
    <meta:user-defined meta:name="Поле 3"/>
    <meta:user-defined meta:name="Поле 4"/>
  </office:meta>
</office:document-meta>
</file>